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0</text:p>
          </table:table-cell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1</text:p>
          </table:table-cell>
          <table:table-cell table:style-name="ce7"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2</text:p>
          </table:table-cell>
          <table:table-cell table:style-name="ce7"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3</text:p>
          </table:table-cell>
          <table:table-cell table:style-name="ce7"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6</text:p>
          </table:table-cell>
          <table:table-cell table:style-name="ce7" office:value-type="date" office:date-value="2017-03-19" calcext:value-type="date">
            <text:p>19/03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9" calcext:value-type="date">
            <text:p>19/03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0" calcext:value-type="date">
            <text:p>20/03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2"/>
        </table:table-row>
        <table:table-row table:style-name="ro1" table:number-rows-repeated="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09:30:33.436749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4-21T09:30:45.248076381</dc:date>
    <meta:editing-duration>PT1H44M28S</meta:editing-duration>
    <meta:editing-cycles>44</meta:editing-cycles>
    <meta:generator>LibreOffice/5.3.2.2$Linux_X86_64 LibreOffice_project/30m0$Build-2</meta:generator>
    <meta:document-statistic meta:table-count="1" meta:cell-count="130" meta:object-count="0"/>
  </office:meta>
</office:document-meta>
</file>